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roup 6 Testing Questionaire</text:p>
      <text:p text:style-name="Standard"/>
      <text:p text:style-name="Standard">Q1: How well did <text:s/>the game run on your machine? Any framerate issues? </text:p>
      <text:p text:style-name="Standard"/>
      <text:p text:style-name="Standard">A1: No, the game ran fine and I had no frame rate issues.</text:p>
      <text:p text:style-name="Standard"/>
      <text:p text:style-name="Standard">Q2: Were you able to work out the hunting mechanic without assistance?</text:p>
      <text:p text:style-name="Standard"/>
      <text:p text:style-name="Standard">A2: No, I thought I new what to do but evertime I tried to get my hunters to go after a dinoasur they did nothign and just bummed around town some more and failed to respond to anything.</text:p>
      <text:p text:style-name="Standard"/>
      <text:p text:style-name="Standard">Q3: Were you able to successfully hunt any dinosaurs? If so, which ones, and how? Which weapons and armour did you use and how many hunters did you send?</text:p>
      <text:p text:style-name="Standard"/>
      <text:p text:style-name="Standard">A3: Saddly I was unable to hunt anything, I did cliuck on the hunt button in the bottem left corner of the screen, but my hunters didn't do anything.</text:p>
      <text:p text:style-name="Standard"/>
      <text:p text:style-name="Standard">Q4: Were you able to construct any buildings without assistance?</text:p>
      <text:p text:style-name="Standard"/>
      <text:p text:style-name="Standard">A4: Yes building was simple and easy to understand and I was able to build everything with little difficulty.</text:p>
      <text:p text:style-name="Standard"/>
      <text:p text:style-name="Standard">Q5: Was it clear what each of the buildings did and how to use them?</text:p>
      <text:p text:style-name="Standard"/>
      <text:p text:style-name="Standard">A5: Somewhat. The names were obvouss and some things like the forge and armory were easy enough to figure out. Other ones were much harder. For example I later figured out it was building houses that cause the white buttons at the right hand side of the screen to apear so I could creae more people.</text:p>
      <text:p text:style-name="Standard"/>
      <text:p text:style-name="Standard">Q6: Did you encounter any bugs while playing? If so, what were they and what lead to them occuring? </text:p>
      <text:p text:style-name="Standard"/>
      <text:p text:style-name="Standard">A6: Not fully sure this counts as a bug however I did nnotice two things while palying. </text:p>
      <text:p text:style-name="Standard"/>
      <text:p text:style-name="Standard">1: I tried to equip my hunters with crystal armor, it apears to be spawning inside the guys head and not on his chest. (Dont know if thats intentional or not) </text:p>
      <text:p text:style-name="Standard"/>
      <text:p text:style-name="Standard">2: None of my hunters seamed to do anything and refused to go out on hunts. (although that might be me not knowing how the hunting works)</text:p>
      <text:p text:style-name="Standard"/>
      <text:p text:style-name="Standard">Q7: Did you enjoy the game? If so, which aspects?</text:p>
      <text:p text:style-name="Standard"/>
      <text:p text:style-name="Standard">A7: Well the design was cute and the UI was fairly easy to understand (even if I do have some issues) The game also an fine and the building was nice to see. </text:p>
      <text:p text:style-name="Standard"/>
      <text:p text:style-name="Standard">Also it was nice that I could easily tell what my units were fore, simple color cordination and visable equipment was a nice touch.</text:p>
      <text:p text:style-name="Standard"/>
      <text:p text:style-name="Standard">Q8: Was there anything you didn't enjoy? If so, which aspects?</text:p>
      <text:p text:style-name="Standard"/>
      <text:p text:style-name="Standard">A8: Well one, I couldn't get my hunters to do anything. </text:p>
      <text:p text:style-name="Standard"/>
      <text:p text:style-name="Standard"><text:soft-page-break/>Two the buttons for spawning more people wasn't labled as having that as a function, I didn't figure out what the buttons did until I messed around with them. Also While this is more my fault as it is sort of explained I object to the lack of an 'X' button to get rid of the spawning menu for new units as I had it stuck on my screen for quite a while and couldn't figure out why it wasn't working.</text:p>
      <text:p text:style-name="Standard"/>
      <text:p text:style-name="Standard">Three: No animation or sound. I understand this is an early build but the alck of feedback and the Dinosaurs aparently having strapped butter to their feet and sliding about was realy distracting. </text:p>
      <text:p text:style-name="Standard"/>
      <text:p text:style-name="Standard">Four: Scrolling. I will admit this is petty but the WASD movement for changing what the camera was looking at was a little two slow given how big the map could end up (A button to automatically return to my settlement also would ahve been nice)</text:p>
      <text:p text:style-name="P1"/>
      <text:p text:style-name="Standard"/>
      <text:p text:style-name="Standard">Q9: Was there anything you couldn't understand? If so, what?</text:p>
      <text:p text:style-name="Standard"/>
      <text:p text:style-name="Standard">A9: Well as I mentioned above the Unit spawning was confusing and anoying. Also the hunting mechanics, I had no idea what was going on there.</text:p>
      <text:p text:style-name="Standard"/>
      <text:p text:style-name="Standard">Q10: How long did you play for?</text:p>
      <text:p text:style-name="Standard"/>
      <text:p text:style-name="Standard">A10: Not very long, fifteen minuts at most I'm sad to report. Everything realated to building and craftin g was fine, but I just couldn't work out how to get more recorces or what I should be looking for to get them so I quickly lost intrest. A tutorial of some kind should fix this issue though.</text:p>
      <text:p text:style-name="Standard"/>
      <text:p text:style-name="Standard">Q11: Anything else to add relating to the game that doesn't fit in the categories above?</text:p>
      <text:p text:style-name="Standard"/>
      <text:p text:style-name="Standard">A11: Explain more better. I know this is an early build but I really need more of an idea on what was going on with my units and what they were doing (I couldn't figure out what my scout units were for, they just wandered off to look at Dinosaurs for a bit then came back, I have no idea what they achived or do) It was also impossible to figure out what the Dinosaurs were doing given how little reaction they had to any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6M59S</meta:editing-duration>
    <meta:editing-cycles>8</meta:editing-cycles>
    <meta:generator>OpenOffice/4.1.0$Win32 OpenOffice.org_project/410m18$Build-9764</meta:generator>
    <dc:date>2018-03-20T17:15:07.06</dc:date>
    <meta:document-statistic meta:table-count="0" meta:image-count="0" meta:object-count="0" meta:page-count="2" meta:paragraph-count="29" meta:word-count="782" meta:character-count="4075"/>
    <meta:user-defined meta:name="Info 1"/>
    <meta:user-defined meta:name="Info 2"/>
    <meta:user-defined meta:name="Info 3"/>
    <meta:user-defined meta:name="Info 4"/>
  </office:meta>
</office:document-meta>
</file>